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f0dd3" officeooo:paragraph-rsid="000f0dd3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f0dd3" officeooo:paragraph-rsid="000f0dd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656b9" officeooo:paragraph-rsid="001656b9" fo:background-color="#ffff00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officeooo:rsid="00135d9f" officeooo:paragraph-rsid="00135d9f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135d9f" officeooo:paragraph-rsid="00135d9f"/>
    </style:style>
    <style:style style:name="P6" style:family="paragraph" style:parent-style-name="Standard">
      <style:paragraph-properties fo:text-align="justify" style:justify-single-word="false"/>
      <style:text-properties officeooo:rsid="000ff7d3" officeooo:paragraph-rsid="000ff7d3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135d9f" officeooo:paragraph-rsid="00135d9f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4391b" officeooo:paragraph-rsid="0014391b"/>
    </style:style>
    <style:style style:name="P9" style:family="paragraph" style:parent-style-name="Standard">
      <style:paragraph-properties fo:text-align="justify" style:justify-single-word="false"/>
      <style:text-properties officeooo:rsid="0014391b" officeooo:paragraph-rsid="0014391b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14391b" officeooo:paragraph-rsid="0014391b"/>
    </style:style>
    <style:style style:name="P11" style:family="paragraph" style:parent-style-name="Standard">
      <style:paragraph-properties fo:text-align="justify" style:justify-single-word="false"/>
      <style:text-properties fo:font-style="italic" officeooo:rsid="000f0dd3" officeooo:paragraph-rsid="000f0dd3" style:font-style-asian="italic" style:font-style-complex="italic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135d9f" officeooo:paragraph-rsid="00135d9f" fo:background-color="#ffff00"/>
    </style:style>
    <style:style style:name="P13" style:family="paragraph" style:parent-style-name="Heading_20_2">
      <style:paragraph-properties fo:text-align="justify" style:justify-single-word="false"/>
    </style:style>
    <style:style style:name="P14" style:family="paragraph" style:parent-style-name="Heading">
      <style:paragraph-properties fo:text-align="justify" style:justify-single-word="false"/>
    </style:style>
    <style:style style:name="P15" style:family="paragraph" style:parent-style-name="Subtitle">
      <style:text-properties officeooo:paragraph-rsid="0016076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7328"/>
    </style:style>
    <style:style style:name="T3" style:family="text">
      <style:text-properties officeooo:rsid="00135d9f"/>
    </style:style>
    <style:style style:name="T4" style:family="text">
      <style:text-properties officeooo:rsid="0014391b"/>
    </style:style>
    <style:style style:name="T5" style:family="text">
      <style:text-properties officeooo:rsid="001607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1. uma breve descrição das principais classes e funções de sua implementação; </text:p>
      <text:p text:style-name="P11">2. descrição da heurística utilizada no A* e justificativa de sua escolha; </text:p>
      <text:p text:style-name="P11">3. informações sobre testes e análise do desempenho das diferentes buscas.</text:p>
      <text:p text:style-name="P11"/>
      <text:p text:style-name="P1"/>
      <text:p text:style-name="Title">MAC0425/5739 – Inteligência Artificial – Exercício Programa 1</text:p>
      <text:p text:style-name="P15">Monna Cleide Santos – <text:span text:style-name="T5">nº USP 8477852</text:span><text:line-break/>Victor Alberto Romero – <text:span text:style-name="T5">nº USP XXXXXXX</text:span></text:p>
      <text:p text:style-name="P14">Introdução</text:p>
      <text:p text:style-name="P2"/>
      <text:p text:style-name="P1">Este trabalho tem como objetivo <text:span text:style-name="T3">implementar e observar a execução de algoritmos de busca inteligentes, a partir de um determinado cenário representando um ambiente e um agente, para a disciplina de Inteligência Artificial ministrada no IME-USP no segundo semestre do ano de 2013.</text:span></text:p>
      <text:p text:style-name="P14">Objetivos</text:p>
      <text:p text:style-name="P3">(escrever aqui)</text:p>
      <text:p text:style-name="P14">Descrição do Problema</text:p>
      <text:p text:style-name="P6">O exercício consiste em implementar um <text:span text:style-name="T2">ambiente que simule uma mina de ouro. O agente deve se locomover de maneira ótima dentro da mina, pegando a melhor quantidade de pepitas de ouro. Por ser um ambiente considerado hostil, o agente não deve permanecer por muito tempo dentro da mina, então ele deve montar uma rota segura, obtendo o máximo de ouro possível.</text:span></text:p>
      <text:p text:style-name="P14">O programa</text:p>
      <text:h text:style-name="P13" text:outline-level="2">Informações iniciais</text:h>
      <text:p text:style-name="P7">A linguagem escolhida para o programa foi C++, por já possuir bibliotecas e estruturas de dados adequadas que facilitam a construção dos módulos de busca inteligente necessários ao programa. Além disso, o melhor gerenciamento de memória da linguagem e sua capacidade de gerar código de máquina diretamente fazem com que a linguagem seja mais rápida de um modo geral, em comparação om outras opções tais como Java, Ruby e Python.</text:p>
      <text:p text:style-name="P7"/>
      <text:p text:style-name="P4">O programa consiste dos seguintes arquivos: </text:p>
      <text:p text:style-name="P4"/>
      <text:list xml:id="list4612578996007380475" text:style-name="L1">
        <text:list-item>
          <text:p text:style-name="P5">Main.cpp: este arquivo contém a implementação básica do programa. A partir dele são executados outros módulos de dependências. É ele também que recebe os parâmetros para a execução dos algoritmos de busca.</text:p>
        </text:list-item>
        <text:list-item>
          <text:p text:style-name="P5">Environment.cpp: Consiste na implementação do ambiente da mina de ouro. </text:p>
          <text:p text:style-name="P12">(Descrição PEAS aqui)</text:p>
        </text:list-item>
        <text:list-item>
          <text:p text:style-name="P12">Enviro<text:span text:style-name="T4">nment.h: </text:span></text:p>
        </text:list-item>
        <text:list-item>
          <text:p text:style-name="P8">Agent.cpp: Consiste na implementação do agente de busca. É ele que percorre o ambiente e extrai as pepitas de ouro da mina.</text:p>
        </text:list-item>
      </text:list>
      <text:p text:style-name="P4"/>
      <text:p text:style-name="P14"><text:soft-page-break/>Algoritmos de busca</text:p>
      <text:p text:style-name="P9"/>
      <text:p text:style-name="P9">Para executar a extração da mina, foram implementados 5 estratégias de busca:</text:p>
      <text:list xml:id="list6791062127046394418" text:style-name="L2">
        <text:list-item>
          <text:p text:style-name="P10">- Busca em Largura:</text:p>
        </text:list-item>
        <text:list-item>
          <text:p text:style-name="P10">- Busca em Profundidade:</text:p>
        </text:list-item>
        <text:list-item>
          <text:p text:style-name="P10">- A*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5T11:44:00.465217832</meta:creation-date>
    <meta:editing-duration>PT4H37M49S</meta:editing-duration>
    <meta:editing-cycles>9</meta:editing-cycles>
    <meta:generator>LibreOffice/4.1.1.2$Linux_X86_64 LibreOffice_project/410m0$Build-2</meta:generator>
    <meta:initial-creator>Monna Cleide</meta:initial-creator>
    <dc:date>2013-10-03T11:19:47.072595939</dc:date>
    <dc:creator>Monna Cleide</dc:creator>
    <meta:document-statistic meta:table-count="0" meta:image-count="0" meta:object-count="0" meta:page-count="2" meta:paragraph-count="25" meta:word-count="346" meta:character-count="2146" meta:non-whitespace-character-count="1824"/>
  </office:meta>
</office:document-meta>
</file>